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nri Michaud - Façon endormi, façon éveillé</text:p>
      <text:p text:style-name="Standard">Rêve = contrainte</text:p>
      <text:p text:style-name="Standard">Rêverie = liberté</text:p>
      <text:p text:style-name="Standard"><text:tab/>=&gt; Errance =&gt; empirisme =&gt; nonchalance (qui se détache de la réalité) =&gt; jeu libre =&gt; gratuit =&gt; art =/= règles</text:p>
      <text:p text:style-name="Standard"/>
      <text:p text:style-name="Standard">Définition poétique du rève</text:p>
      <text:p text:style-name="Standard"/>
      <text:p text:style-name="Standard"/>
      <text:p text:style-name="Standard">Charles Baudelaire - La reine des facultés</text:p>
      <text:p text:style-name="Standard"/>
      <text:p text:style-name="Standard"/>
      <text:p text:style-name="Standard"/>
      <text:p text:style-name="Standard"/>
      <text:p text:style-name="Standard">Raymond Quenaud - En cas d'arrêt même prolongé</text:p>
      <text:p text:style-name="Standard">Le métro tombe en panne</text:p>
      <text:p text:style-name="Standard">début de spectacle</text:p>
      <text:p text:style-name="Standard">silence "d'attente"</text:p>
      <text:p text:style-name="Standard">monde de l'imaginaire -&gt; bateau</text:p>
      <text:p text:style-name="Standard">défilé -&gt; carnaval -&gt; révolution française</text:p>
      <text:p text:style-name="Standard">Univers mental du souterrain -&gt; inconscient</text:p>
      <text:p text:style-name="Standard">Fin spectacle -&gt; retour bru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8T11:26:47.40</meta:creation-date>
    <meta:document-statistic meta:table-count="0" meta:image-count="0" meta:object-count="0" meta:page-count="1" meta:paragraph-count="14" meta:word-count="85" meta:character-count="510"/>
    <dc:date>2013-12-18T11:58:35.01</dc:date>
    <meta:editing-duration>PT1M27S</meta:editing-duration>
    <meta:editing-cycles>1</meta:editing-cycles>
    <meta:generator>OpenOffice/4.0.0$Win32 OpenOffice.org_project/400m3$Build-9702</meta:generator>
  </office:meta>
</office:document-meta>
</file>